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 Mono" fo:font-size="10pt" style:font-size-asian="10pt" style:font-size-complex="10pt"/>
    </style:style>
    <style:style style:name="P2" style:family="paragraph" style:parent-style-name="Preformatted_20_Text">
      <style:text-properties style:font-name="Ubuntu Mono" fo:font-size="8pt" officeooo:rsid="001bf145" officeooo:paragraph-rsid="001bf145" style:font-size-asian="8pt" style:font-size-complex="8pt"/>
    </style:style>
    <style:style style:name="P3" style:family="paragraph" style:parent-style-name="Preformatted_20_Text">
      <style:text-properties style:font-name="Ubuntu Mono" fo:font-size="12pt" fo:font-weight="bold" officeooo:rsid="001bf145" officeooo:paragraph-rsid="001bf145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rakewell livejourneytimes</text:p>
      <text:p text:style-name="P2">curl -X GET 'https://drakewell04.drakewell.com/npmatchv2/exports/a/livejourneytimes.asp?node=CAMBRIDGE_JTMS&amp;key=0..7'</text:p>
      <text:p text:style-name="P1">[</text:p>
      <text:p text:style-name="P1"><text:s text:c="2"/>{</text:p>
      <text:p text:style-name="P1"><text:s text:c="4"/>"id": "CAMBRIDGE_JTMS|9800WBETRSU3",</text:p>
      <text:p text:style-name="P1"><text:s text:c="4"/>"time": "2020-01-26 09:28:22",</text:p>
      <text:p text:style-name="P1"><text:s text:c="4"/>"period": 674,</text:p>
      <text:p text:style-name="P1"><text:s text:c="4"/>"travelTime": 127,</text:p>
      <text:p text:style-name="P1"><text:s text:c="4"/>"normalTravelTime": 129.39</text:p>
      <text:p text:style-name="P1"><text:s text:c="2"/>},</text:p>
      <text:p text:style-name="P1"><text:s text:c="2"/>{</text:p>
      <text:p text:style-name="P1"><text:s text:c="4"/>"id": "CAMBRIDGE_JTMS|9800ZOHMPGPY",</text:p>
      <text:p text:style-name="P1"><text:s text:c="4"/>"time": "2020-01-26 09:29:43",</text:p>
      <text:p text:style-name="P1"><text:s text:c="4"/>"period": 594,</text:p>
      <text:p text:style-name="P1"><text:s text:c="4"/>"travelTime": 348,</text:p>
      <text:p text:style-name="P1"><text:s text:c="4"/>"normalTravelTime": 419.038</text:p>
      <text:p text:style-name="P1"><text:s text:c="2"/>},</text:p>
      <text:p text:style-name="P1"><text:s text:c="2"/>{</text:p>
      <text:p text:style-name="P1"><text:s text:c="4"/>"id": "CAMBRIDGE_JTMS|9800XIVHRXA0",</text:p>
      <text:p text:style-name="P1"><text:s text:c="4"/>"time": "2020-01-26 09:26:35",</text:p>
      <text:p text:style-name="P1"><text:s text:c="4"/>"period": 300,</text:p>
      <text:p text:style-name="P1"><text:s text:c="4"/>"travelTime": 159,</text:p>
      <text:p text:style-name="P1"><text:s text:c="4"/>"normalTravelTime": 176</text:p>
      <text:p text:style-name="P1"><text:s text:c="2"/>},</text:p>
      <text:p text:style-name="P1"><text:s text:c="2"/>{</text:p>
      <text:p text:style-name="P1"><text:s text:c="4"/>"id": "CAMBRIDGE_JTMS|9800YUH7KFF1",</text:p>
      <text:p text:style-name="P1"><text:s text:c="4"/>"time": "2020-01-26 09:32:32",</text:p>
      <text:p text:style-name="P1"><text:s text:c="4"/>"period": 0,</text:p>
      <text:p text:style-name="P1"><text:s text:c="4"/>"travelTime": null,</text:p>
      <text:p text:style-name="P1"><text:s text:c="4"/>"normalTravelTime": 166.081</text:p>
      <text:p text:style-name="P1"><text:s text:c="2"/>},</text:p>
      <text:p text:style-name="P1"><text:s text:c="2"/>{</text:p>
      <text:p text:style-name="P1"><text:s text:c="4"/>"id": "CAMBRIDGE_JTMS|9800XEYKHHKD",</text:p>
      <text:p text:style-name="P1"><text:s text:c="4"/>"time": "2020-01-26 09:27:49",</text:p>
      <text:p text:style-name="P1"><text:s text:c="4"/>"period": 300,</text:p>
      <text:p text:style-name="P1"><text:s text:c="4"/>"travelTime": 106,</text:p>
      <text:p text:style-name="P1"><text:s text:c="4"/>"normalTravelTime": 117.824</text:p>
      <text:p text:style-name="P1"><text:s text:c="2"/>},</text:p>
      <text:p text:style-name="P1"><text:s text:c="2"/>{</text:p>
      <text:p text:style-name="P1"><text:s text:c="4"/>"id": "CAMBRIDGE_JTMS|9800XFYLRKEG",</text:p>
      <text:p text:style-name="P1"><text:s text:c="4"/>"time": "2020-01-26 09:26:16",</text:p>
      <text:p text:style-name="P1"><text:s text:c="4"/>"period": 560,</text:p>
      <text:p text:style-name="P1"><text:s text:c="4"/>"travelTime": 208,</text:p>
      <text:p text:style-name="P1"><text:s text:c="4"/>"normalTravelTime": 231.732</text:p>
      <text:p text:style-name="P1"><text:s text:c="2"/>},</text:p>
      <text:p text:style-name="P1"><text:s text:c="2"/>{</text:p>
      <text:p text:style-name="P1"><text:s text:c="4"/>"id": "CAMBRIDGE_JTMS|9800ZQVSGEM1",</text:p>
      <text:p text:style-name="P1"><text:s text:c="4"/>"time": "2020-01-26 09:30:52",</text:p>
      <text:p text:style-name="P1"><text:s text:c="4"/>"period": 300,</text:p>
      <text:p text:style-name="P1"><text:s text:c="4"/>"travelTime": 144,</text:p>
      <text:p text:style-name="P1"><text:s text:c="4"/>"normalTravelTime": 156.264</text:p>
      <text:p text:style-name="P1"><text:s text:c="2"/>},</text:p>
      <text:p text:style-name="P1">... <text:s/></text:p>
      <text:p text:style-name="P1"><text:s text:c="2"/>{</text:p>
      <text:p text:style-name="P1"><text:s text:c="4"/>"id": "CAMBRIDGE_JTMS|9800YTSQYLFZ",</text:p>
      <text:p text:style-name="P1"><text:s text:c="4"/>"time": "2020-01-26 09:32:23",</text:p>
      <text:p text:style-name="P1"><text:s text:c="4"/>"period": 0,</text:p>
      <text:p text:style-name="P1"><text:s text:c="4"/>"travelTime": null,</text:p>
      <text:p text:style-name="P1"><text:s text:c="4"/>"normalTravelTime": 827.12</text:p>
      <text:p text:style-name="P1"><text:s text:c="2"/>}</text:p>
      <text:p text:style-name="P1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0-01-26T09:38:50.863690937</meta:print-date>
    <dc:date>2020-01-26T09:39:12.387765814</dc:date>
    <meta:editing-duration>PT2M59S</meta:editing-duration>
    <meta:editing-cycles>1</meta:editing-cycles>
    <meta:document-statistic meta:table-count="0" meta:image-count="0" meta:object-count="0" meta:page-count="1" meta:paragraph-count="61" meta:word-count="113" meta:character-count="1357" meta:non-whitespace-character-count="1111"/>
    <meta:generator>LibreOffice/6.0.7.3$Linux_X86_64 LibreOffice_project/00m0$Build-3</meta:generator>
  </office:meta>
</office:document-meta>
</file>